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8_run____test_best_scores_other_metric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formula="of:=[.A1]" office:value-type="string" office:string-value="model" calcext:value-type="string">
            <text:p>model</text:p>
          </table:table-cell>
        </table:table-row>
        <table:table-row table:style-name="ro1">
          <table:table-cell office:value-type="string" calcext:value-type="string">
            <text:p>give_model_00</text:p>
          </table:table-cell>
          <table:table-cell office:value-type="float" office:value="0.64180790960452" calcext:value-type="float">
            <text:p>0.64180790960452</text:p>
          </table:table-cell>
          <table:table-cell office:value-type="float" office:value="0.610236220472441" calcext:value-type="float">
            <text:p>0.610236220472441</text:p>
          </table:table-cell>
          <table:table-cell office:value-type="float" office:value="0.722610722610723" calcext:value-type="float">
            <text:p>0.722610722610723</text:p>
          </table:table-cell>
          <table:table-cell office:value-type="float" office:value="0.661686232657417" calcext:value-type="float">
            <text:p>0.661686232657417</text:p>
          </table:table-cell>
          <table:table-cell table:formula="of:=[.A2]" office:value-type="string" office:string-value="give_model_00" calcext:value-type="string">
            <text:p>give_model_00</text:p>
          </table:table-cell>
        </table:table-row>
        <table:table-row table:style-name="ro1">
          <table:table-cell office:value-type="string" calcext:value-type="string">
            <text:p>give_model_10</text:p>
          </table:table-cell>
          <table:table-cell office:value-type="float" office:value="0.699435028248588" calcext:value-type="float">
            <text:p>0.699435028248588</text:p>
          </table:table-cell>
          <table:table-cell office:value-type="float" office:value="0.655831739961759" calcext:value-type="float">
            <text:p>0.655831739961759</text:p>
          </table:table-cell>
          <table:table-cell table:style-name="ce1" office:value-type="float" office:value="0.799533799533799" calcext:value-type="float">
            <text:p>0.799533799533799</text:p>
          </table:table-cell>
          <table:table-cell table:style-name="ce1" office:value-type="float" office:value="0.720588235294118" calcext:value-type="float">
            <text:p>0.720588235294118</text:p>
          </table:table-cell>
          <table:table-cell table:formula="of:=[.A3]" office:value-type="string" office:string-value="give_model_10" calcext:value-type="string">
            <text:p>give_model_10</text:p>
          </table:table-cell>
        </table:table-row>
        <table:table-row table:style-name="ro1">
          <table:table-cell office:value-type="string" calcext:value-type="string">
            <text:p>give_model_20</text:p>
          </table:table-cell>
          <table:table-cell office:value-type="float" office:value="0.712994350282486" calcext:value-type="float">
            <text:p>0.712994350282486</text:p>
          </table:table-cell>
          <table:table-cell office:value-type="float" office:value="0.72264631043257" calcext:value-type="float">
            <text:p>0.72264631043257</text:p>
          </table:table-cell>
          <table:table-cell office:value-type="float" office:value="0.662004662004662" calcext:value-type="float">
            <text:p>0.662004662004662</text:p>
          </table:table-cell>
          <table:table-cell office:value-type="float" office:value="0.690997566909976" calcext:value-type="float">
            <text:p>0.690997566909976</text:p>
          </table:table-cell>
          <table:table-cell table:formula="of:=[.A4]" office:value-type="string" office:string-value="give_model_20" calcext:value-type="string">
            <text:p>give_model_20</text:p>
          </table:table-cell>
        </table:table-row>
        <table:table-row table:style-name="ro1">
          <table:table-cell office:value-type="string" calcext:value-type="string">
            <text:p>give_model_30</text:p>
          </table:table-cell>
          <table:table-cell office:value-type="float" office:value="0.707344632768362" calcext:value-type="float">
            <text:p>0.707344632768362</text:p>
          </table:table-cell>
          <table:table-cell table:style-name="ce1" office:value-type="float" office:value="0.747093023255814" calcext:value-type="float">
            <text:p>0.747093023255814</text:p>
          </table:table-cell>
          <table:table-cell office:value-type="float" office:value="0.599067599067599" calcext:value-type="float">
            <text:p>0.599067599067599</text:p>
          </table:table-cell>
          <table:table-cell office:value-type="float" office:value="0.664941785252264" calcext:value-type="float">
            <text:p>0.664941785252264</text:p>
          </table:table-cell>
          <table:table-cell table:formula="of:=[.A5]" office:value-type="string" office:string-value="give_model_30" calcext:value-type="string">
            <text:p>give_model_30</text:p>
          </table:table-cell>
        </table:table-row>
        <table:table-row table:style-name="ro1">
          <table:table-cell office:value-type="string" calcext:value-type="string">
            <text:p>give_model_40</text:p>
          </table:table-cell>
          <table:table-cell office:value-type="float" office:value="0.691525423728814" calcext:value-type="float">
            <text:p>0.691525423728814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.575757575757576" calcext:value-type="float">
            <text:p>0.575757575757576</text:p>
          </table:table-cell>
          <table:table-cell office:value-type="float" office:value="0.64406779661017" calcext:value-type="float">
            <text:p>0.64406779661017</text:p>
          </table:table-cell>
          <table:table-cell table:formula="of:=[.A6]" office:value-type="string" office:string-value="give_model_40" calcext:value-type="string">
            <text:p>give_model_40</text:p>
          </table:table-cell>
        </table:table-row>
        <table:table-row table:style-name="ro1">
          <table:table-cell office:value-type="string" calcext:value-type="string">
            <text:p>give_model_41</text:p>
          </table:table-cell>
          <table:table-cell office:value-type="float" office:value="0.67683615819209" calcext:value-type="float">
            <text:p>0.67683615819209</text:p>
          </table:table-cell>
          <table:table-cell office:value-type="float" office:value="0.650526315789474" calcext:value-type="float">
            <text:p>0.650526315789474</text:p>
          </table:table-cell>
          <table:table-cell office:value-type="float" office:value="0.72027972027972" calcext:value-type="float">
            <text:p>0.72027972027972</text:p>
          </table:table-cell>
          <table:table-cell office:value-type="float" office:value="0.683628318584071" calcext:value-type="float">
            <text:p>0.683628318584071</text:p>
          </table:table-cell>
          <table:table-cell table:formula="of:=[.A7]" office:value-type="string" office:string-value="give_model_41" calcext:value-type="string">
            <text:p>give_model_41</text:p>
          </table:table-cell>
        </table:table-row>
        <table:table-row table:style-name="ro1">
          <table:table-cell office:value-type="string" calcext:value-type="string">
            <text:p>give_model_50</text:p>
          </table:table-cell>
          <table:table-cell office:value-type="float" office:value="0.701694915254237" calcext:value-type="float">
            <text:p>0.701694915254237</text:p>
          </table:table-cell>
          <table:table-cell office:value-type="float" office:value="0.668711656441718" calcext:value-type="float">
            <text:p>0.668711656441718</text:p>
          </table:table-cell>
          <table:table-cell office:value-type="float" office:value="0.762237762237762" calcext:value-type="float">
            <text:p>0.762237762237762</text:p>
          </table:table-cell>
          <table:table-cell office:value-type="float" office:value="0.712418300653595" calcext:value-type="float">
            <text:p>0.712418300653595</text:p>
          </table:table-cell>
          <table:table-cell table:formula="of:=[.A8]" office:value-type="string" office:string-value="give_model_50" calcext:value-type="string">
            <text:p>give_model_50</text:p>
          </table:table-cell>
        </table:table-row>
        <table:table-row table:style-name="ro1">
          <table:table-cell office:value-type="string" calcext:value-type="string">
            <text:p>give_model_50000</text:p>
          </table:table-cell>
          <table:table-cell office:value-type="float" office:value="0.689265536723164" calcext:value-type="float">
            <text:p>0.689265536723164</text:p>
          </table:table-cell>
          <table:table-cell office:value-type="float" office:value="0.648076923076923" calcext:value-type="float">
            <text:p>0.648076923076923</text:p>
          </table:table-cell>
          <table:table-cell office:value-type="float" office:value="0.785547785547786" calcext:value-type="float">
            <text:p>0.785547785547786</text:p>
          </table:table-cell>
          <table:table-cell office:value-type="float" office:value="0.710221285563751" calcext:value-type="float">
            <text:p>0.710221285563751</text:p>
          </table:table-cell>
          <table:table-cell table:formula="of:=[.A9]" office:value-type="string" office:string-value="give_model_50000" calcext:value-type="string">
            <text:p>give_model_50000</text:p>
          </table:table-cell>
        </table:table-row>
        <table:table-row table:style-name="ro1">
          <table:table-cell office:value-type="string" calcext:value-type="string">
            <text:p>give_model_50001</text:p>
          </table:table-cell>
          <table:table-cell office:value-type="float" office:value="0.67683615819209" calcext:value-type="float">
            <text:p>0.67683615819209</text:p>
          </table:table-cell>
          <table:table-cell office:value-type="float" office:value="0.671462829736211" calcext:value-type="float">
            <text:p>0.671462829736211</text:p>
          </table:table-cell>
          <table:table-cell office:value-type="float" office:value="0.652680652680653" calcext:value-type="float">
            <text:p>0.652680652680653</text:p>
          </table:table-cell>
          <table:table-cell office:value-type="float" office:value="0.66193853427896" calcext:value-type="float">
            <text:p>0.66193853427896</text:p>
          </table:table-cell>
          <table:table-cell table:formula="of:=[.A10]" office:value-type="string" office:string-value="give_model_50001" calcext:value-type="string">
            <text:p>give_model_50001</text:p>
          </table:table-cell>
        </table:table-row>
        <table:table-row table:style-name="ro1">
          <table:table-cell office:value-type="string" calcext:value-type="string">
            <text:p>give_model_60</text:p>
          </table:table-cell>
          <table:table-cell office:value-type="float" office:value="0.709604519774011" calcext:value-type="float">
            <text:p>0.709604519774011</text:p>
          </table:table-cell>
          <table:table-cell office:value-type="float" office:value="0.717171717171717" calcext:value-type="float">
            <text:p>0.717171717171717</text:p>
          </table:table-cell>
          <table:table-cell office:value-type="float" office:value="0.662004662004662" calcext:value-type="float">
            <text:p>0.662004662004662</text:p>
          </table:table-cell>
          <table:table-cell office:value-type="float" office:value="0.688484848484849" calcext:value-type="float">
            <text:p>0.688484848484849</text:p>
          </table:table-cell>
          <table:table-cell table:formula="of:=[.A11]" office:value-type="string" office:string-value="give_model_60" calcext:value-type="string">
            <text:p>give_model_60</text:p>
          </table:table-cell>
        </table:table-row>
        <table:table-row table:style-name="ro1">
          <table:table-cell office:value-type="string" calcext:value-type="string">
            <text:p>give_model_61</text:p>
          </table:table-cell>
          <table:table-cell table:style-name="ce1" office:value-type="float" office:value="0.715254237288135" calcext:value-type="float">
            <text:p>0.715254237288135</text:p>
          </table:table-cell>
          <table:table-cell office:value-type="float" office:value="0.742465753424658" calcext:value-type="float">
            <text:p>0.742465753424658</text:p>
          </table:table-cell>
          <table:table-cell office:value-type="float" office:value="0.631701631701632" calcext:value-type="float">
            <text:p>0.631701631701632</text:p>
          </table:table-cell>
          <table:table-cell office:value-type="float" office:value="0.682619647355164" calcext:value-type="float">
            <text:p>0.682619647355164</text:p>
          </table:table-cell>
          <table:table-cell table:formula="of:=[.A12]" office:value-type="string" office:string-value="give_model_61" calcext:value-type="string">
            <text:p>give_model_61</text:p>
          </table:table-cell>
        </table:table-row>
        <table:table-row table:style-name="ro1">
          <table:table-cell office:value-type="string" calcext:value-type="string">
            <text:p>give_model_8000_cnn</text:p>
          </table:table-cell>
          <table:table-cell office:value-type="float" office:value="0.671186440677966" calcext:value-type="float">
            <text:p>0.671186440677966</text:p>
          </table:table-cell>
          <table:table-cell office:value-type="float" office:value="0.657534246575342" calcext:value-type="float">
            <text:p>0.657534246575342</text:p>
          </table:table-cell>
          <table:table-cell office:value-type="float" office:value="0.671328671328671" calcext:value-type="float">
            <text:p>0.671328671328671</text:p>
          </table:table-cell>
          <table:table-cell office:value-type="float" office:value="0.664359861591696" calcext:value-type="float">
            <text:p>0.664359861591696</text:p>
          </table:table-cell>
          <table:table-cell table:formula="of:=[.A13]" office:value-type="string" office:string-value="give_model_8000_cnn" calcext:value-type="string">
            <text:p>give_model_8000_cnn</text:p>
          </table:table-cell>
        </table:table-row>
        <table:table-row table:style-name="ro1">
          <table:table-cell office:value-type="string" calcext:value-type="string">
            <text:p>give_model_8001_cnn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48888888888889" calcext:value-type="float">
            <text:p>0.648888888888889</text:p>
          </table:table-cell>
          <table:table-cell office:value-type="float" office:value="0.680652680652681" calcext:value-type="float">
            <text:p>0.680652680652681</text:p>
          </table:table-cell>
          <table:table-cell office:value-type="float" office:value="0.664391353811149" calcext:value-type="float">
            <text:p>0.664391353811149</text:p>
          </table:table-cell>
          <table:table-cell table:formula="of:=[.A14]" office:value-type="string" office:string-value="give_model_8001_cnn" calcext:value-type="string">
            <text:p>give_model_8001_cnn</text:p>
          </table:table-cell>
        </table:table-row>
        <table:table-row table:style-name="ro1">
          <table:table-cell office:value-type="string" calcext:value-type="string">
            <text:p>give_model_8002_cnn</text:p>
          </table:table-cell>
          <table:table-cell office:value-type="float" office:value="0.665536723163842" calcext:value-type="float">
            <text:p>0.665536723163842</text:p>
          </table:table-cell>
          <table:table-cell office:value-type="float" office:value="0.662591687041565" calcext:value-type="float">
            <text:p>0.662591687041565</text:p>
          </table:table-cell>
          <table:table-cell office:value-type="float" office:value="0.631701631701632" calcext:value-type="float">
            <text:p>0.631701631701632</text:p>
          </table:table-cell>
          <table:table-cell office:value-type="float" office:value="0.646778042959427" calcext:value-type="float">
            <text:p>0.646778042959427</text:p>
          </table:table-cell>
          <table:table-cell table:formula="of:=[.A15]" office:value-type="string" office:string-value="give_model_8002_cnn" calcext:value-type="string">
            <text:p>give_model_8002_cn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5])" office:value-type="float" office:value="0.715254237288135" calcext:value-type="float">
            <text:p>0.715254237288135</text:p>
          </table:table-cell>
          <table:table-cell table:formula="of:=MAX([.C2:.C15])" office:value-type="float" office:value="0.747093023255814" calcext:value-type="float">
            <text:p>0.747093023255814</text:p>
          </table:table-cell>
          <table:table-cell table:formula="of:=MAX([.D2:.D15])" office:value-type="float" office:value="0.799533799533799" calcext:value-type="float">
            <text:p>0.799533799533799</text:p>
          </table:table-cell>
          <table:table-cell table:formula="of:=MAX([.E2:.E15])" office:value-type="float" office:value="0.720588235294118" calcext:value-type="float">
            <text:p>0.720588235294118</text:p>
          </table:table-cell>
          <table:table-cell/>
        </table:table-row>
        <table:table-row table:style-name="ro1">
          <table:table-cell office:value-type="string" calcext:value-type="string">
            <text:p>VLOOKUP</text:p>
          </table:table-cell>
          <table:table-cell table:style-name="ce2" table:formula="of:=VLOOKUP([.B17];[.B2:.F15];5;0)" office:value-type="string" office:string-value="give_model_61" calcext:value-type="string">
            <text:p>give_model_61</text:p>
          </table:table-cell>
          <table:table-cell table:style-name="ce2" table:formula="of:=VLOOKUP([.C17];[.C2:.F15];4;0)" office:value-type="string" office:string-value="give_model_30" calcext:value-type="string">
            <text:p>give_model_30</text:p>
          </table:table-cell>
          <table:table-cell table:style-name="ce2" table:formula="of:=VLOOKUP([.D17];[.D2:.F15];3;0)" office:value-type="string" office:string-value="give_model_10" calcext:value-type="string">
            <text:p>give_model_10</text:p>
          </table:table-cell>
          <table:table-cell table:style-name="ce2" table:formula="of:=VLOOKUP([.E17];[.E2:.F15];2;0)" office:value-type="string" office:string-value="give_model_10" calcext:value-type="string">
            <text:p>give_model_10</text:p>
          </table:table-cell>
          <table:table-cell/>
        </table:table-row>
      </table:table>
      <table:named-expressions/>
      <table:database-ranges>
        <table:database-range table:name="__Anonymous_Sheet_DB__0" table:target-range-address="8_run____test_best_scores_other_metrics.A1:8_run____test_best_scores_other_metrics.F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20:52:11.213572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13T20:59:28.996316143</dc:date>
    <meta:editing-duration>PT12M3S</meta:editing-duration>
    <meta:editing-cycles>3</meta:editing-cycles>
    <meta:document-statistic meta:table-count="1" meta:cell-count="100" meta:object-count="0"/>
  </office:meta>
</office:document-meta>
</file>